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044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4.355cm"/>
    </style:style>
    <style:style style:name="co8" style:family="table-column">
      <style:table-column-properties fo:break-before="auto" style:column-width="4.06cm"/>
    </style:style>
    <style:style style:name="co9" style:family="table-column">
      <style:table-column-properties fo:break-before="auto" style:column-width="3.3cm"/>
    </style:style>
    <style:style style:name="co10" style:family="table-column">
      <style:table-column-properties fo:break-before="auto" style:column-width="2.953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9.34cm"/>
    </style:style>
    <style:style style:name="co13" style:family="table-column">
      <style:table-column-properties fo:break-before="auto" style:column-width="1.693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Gnumeric-default">
      <style:table-cell-properties fo:background-color="#3333ff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fo:background-color="#3333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Ubuntu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Gnumeric-default">
      <style:table-cell-properties fo:background-color="#3333ff" fo:border="0.06pt solid #000000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fo:background-color="#3333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GnmHAlign="1" style:vertical-align="bottom"/>
      <style:text-properties fo:color="#ffffff" style:text-line-through-style="none" style:text-line-through-type="none" style:font-name="Ubuntu" fo:font-size="14pt" fo:font-style="normal" style:text-underline-style="none" fo:font-weight="bold" style:font-size-asian="14pt" style:font-weight-asian="bold" style:font-size-complex="14pt" style:font-weight-complex="bold"/>
    </style:style>
    <style:style style:name="ce5" style:family="table-cell" style:parent-style-name="Gnumeric-default">
      <style:table-cell-properties fo:background-color="#3333ff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7" style:family="table-cell" style:parent-style-name="Gnumeric-default">
      <style:text-properties style:font-name="Ubuntu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9" style:family="table-cell" style:parent-style-name="Gnumeric-default" style:data-style-name="N60">
      <style:text-properties style:font-name="Ubuntu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ffff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Gnumeric-default">
      <style:table-cell-properties fo:border="0.06pt solid #000000"/>
      <style:text-properties style:font-name="Ubuntu" fo:font-size="12pt" fo:font-weight="bold" style:font-size-asian="12pt" style:font-weight-asian="bold" style:font-size-complex="12pt" style:font-weight-complex="bold"/>
    </style:style>
    <style:style style:name="ce12" style:family="table-cell" style:parent-style-name="Gnumeric-default" style:data-style-name="N108">
      <style:table-cell-properties fo:border="0.06pt solid #000000"/>
      <style:text-properties style:font-name="Ubuntu" fo:font-size="12pt" fo:font-weight="bold" style:font-size-asian="12pt" style:font-weight-asian="bold" style:font-size-complex="12pt" style:font-weight-complex="bold"/>
    </style:style>
    <style:style style:name="ce13" style:family="table-cell" style:parent-style-name="Gnumeric-default" style:data-style-name="N11">
      <style:table-cell-properties fo:border="0.06pt solid #000000"/>
      <style:text-properties style:font-name="Ubuntu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bottom"/>
      <style:text-properties fo:color="#000000" style:text-line-through-style="none" style:text-line-through-type="none" style:font-name="Ubuntu" fo:font-size="12pt" fo:font-style="normal" style:text-underline-style="none" fo:font-weight="bold" style:font-size-asian="12pt" style:font-weight-asian="bold" style:font-size-complex="12pt" style:font-weight-complex="bold"/>
    </style:style>
    <style:style style:name="ce18" style:family="table-cell" style:parent-style-name="Gnumeric-default">
      <style:text-properties style:font-name="Ubuntu"/>
    </style:style>
    <style:style style:name="ce19" style:family="table-cell" style:parent-style-name="Default">
      <style:text-properties style:font-name="Ubuntu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default-cell-style-name="ce7"/>
        <table:table-column table:style-name="co7" table:default-cell-style-name="ce18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default-cell-style-name="Default"/>
        <table:table-column table:style-name="co12" table:default-cell-style-name="ce18"/>
        <table:table-column table:style-name="co13" table:number-columns-repeated="241" table:default-cell-style-name="ce18"/>
        <table:table-column table:style-name="co5" table:number-columns-repeated="768" table:default-cell-style-name="ce19"/>
        <table:table-row table:style-name="ro1">
          <table:table-cell/>
          <table:table-cell table:style-name="ce5" office:value-type="string" calcext:value-type="string">
            <text:p>Flag -O0</text:p>
          </table:table-cell>
          <table:table-cell table:style-name="ce5" office:value-type="string" calcext:value-type="string">
            <text:p>Flag -O1</text:p>
          </table:table-cell>
          <table:table-cell table:style-name="ce5" office:value-type="string" calcext:value-type="string">
            <text:p>Flag -O3</text:p>
          </table:table-cell>
          <table:table-cell table:style-name="ce5" office:value-type="string" calcext:value-type="string">
            <text:p>-no-vec</text:p>
          </table:table-cell>
          <table:table-cell table:style-name="ce5" office:value-type="string" calcext:value-type="string">
            <text:p>-vec &amp; -vec-report</text:p>
          </table:table-cell>
          <table:table-cell table:style-name="ce5" office:value-type="string" calcext:value-type="string">
            <text:p>-xhost</text:p>
          </table:table-cell>
          <table:table-cell table:style-name="ce5" office:value-type="string" calcext:value-type="string">
            <text:p>-O0 process</text:p>
          </table:table-cell>
          <table:table-cell table:style-name="ce5" office:value-type="string" calcext:value-type="string">
            <text:p>Flag -O1 process</text:p>
          </table:table-cell>
          <table:table-cell table:style-name="ce5" office:value-type="string" calcext:value-type="string">
            <text:p>Flag -O3 process</text:p>
          </table:table-cell>
          <table:table-cell table:style-name="ce5" office:value-type="string" calcext:value-type="string">
            <text:p>-xhost process</text:p>
          </table:table-cell>
          <table:table-cell table:style-name="ce5" office:value-type="string" calcext:value-type="string">
            <text:p>-no-vec process</text:p>
          </table:table-cell>
          <table:table-cell table:style-name="ce5" office:value-type="string" calcext:value-type="string">
            <text:p>-vec process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2" office:value-type="string" calcext:value-type="string">
            <text:p>cojack,dat</text:p>
          </table:table-cell>
          <table:table-cell table:style-name="ce6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2917" calcext:value-type="float">
            <text:p>13,792917</text:p>
          </table:table-cell>
          <table:table-cell table:style-name="ce14" office:value-type="float" office:value="5.05401" calcext:value-type="float">
            <text:p>5,05401</text:p>
          </table:table-cell>
          <table:table-cell table:style-name="ce14" office:value-type="float" office:value="4.33294" calcext:value-type="float">
            <text:p>4,33294</text:p>
          </table:table-cell>
          <table:table-cell office:value-type="float" office:value="13.804112" calcext:value-type="float">
            <text:p>13,804112</text:p>
          </table:table-cell>
          <table:table-cell office:value-type="float" office:value="4.328266" calcext:value-type="float">
            <text:p>4,328266</text:p>
          </table:table-cell>
          <table:table-cell table:style-name="ce14" office:value-type="float" office:value="4.45299" calcext:value-type="float">
            <text:p>4,45299</text:p>
          </table:table-cell>
          <table:table-cell office:value-type="string" calcext:value-type="string">
            <text:p>11.707268</text:p>
          </table:table-cell>
          <table:table-cell office:value-type="float" office:value="4.270101" calcext:value-type="float">
            <text:p>4,270101</text:p>
          </table:table-cell>
          <table:table-cell office:value-type="float" office:value="3.658837" calcext:value-type="float">
            <text:p>3,658837</text:p>
          </table:table-cell>
          <table:table-cell office:value-type="float" office:value="3.76037" calcext:value-type="float">
            <text:p>3,76037</text:p>
          </table:table-cell>
          <table:table-cell office:value-type="float" office:value="11.689349" calcext:value-type="float">
            <text:p>11,689349</text:p>
          </table:table-cell>
          <table:table-cell table:style-name="ce7" office:value-type="string" calcext:value-type="string">
            <text:p>3.664877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781" calcext:value-type="float">
            <text:p>13,781</text:p>
          </table:table-cell>
          <table:table-cell table:style-name="ce14" office:value-type="float" office:value="5.08905" calcext:value-type="float">
            <text:p>5,08905</text:p>
          </table:table-cell>
          <table:table-cell table:style-name="ce14" office:value-type="float" office:value="4.32005" calcext:value-type="float">
            <text:p>4,32005</text:p>
          </table:table-cell>
          <table:table-cell office:value-type="float" office:value="13.872534" calcext:value-type="float">
            <text:p>13,872534</text:p>
          </table:table-cell>
          <table:table-cell office:value-type="float" office:value="4.333796" calcext:value-type="float">
            <text:p>4,333796</text:p>
          </table:table-cell>
          <table:table-cell table:style-name="ce14" office:value-type="float" office:value="4.44454" calcext:value-type="float">
            <text:p>4,44454</text:p>
          </table:table-cell>
          <table:table-cell office:value-type="string" calcext:value-type="string">
            <text:p>11.680993</text:p>
          </table:table-cell>
          <table:table-cell office:value-type="float" office:value="4.297168" calcext:value-type="float">
            <text:p>4,297168</text:p>
          </table:table-cell>
          <table:table-cell office:value-type="float" office:value="3.645721" calcext:value-type="float">
            <text:p>3,645721</text:p>
          </table:table-cell>
          <table:table-cell office:value-type="float" office:value="3.750048" calcext:value-type="float">
            <text:p>3,750048</text:p>
          </table:table-cell>
          <table:table-cell office:value-type="float" office:value="11.686975" calcext:value-type="float">
            <text:p>11,686975</text:p>
          </table:table-cell>
          <table:table-cell table:style-name="ce7" office:value-type="string" calcext:value-type="string">
            <text:p>3.65500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43062" calcext:value-type="float">
            <text:p>13,843062</text:p>
          </table:table-cell>
          <table:table-cell table:style-name="ce14" office:value-type="float" office:value="5.04089" calcext:value-type="float">
            <text:p>5,04089</text:p>
          </table:table-cell>
          <table:table-cell table:style-name="ce14" office:value-type="float" office:value="4.33365" calcext:value-type="float">
            <text:p>4,33365</text:p>
          </table:table-cell>
          <table:table-cell office:value-type="float" office:value="13.861693" calcext:value-type="float">
            <text:p>13,861693</text:p>
          </table:table-cell>
          <table:table-cell office:value-type="float" office:value="4.350642" calcext:value-type="float">
            <text:p>4,350642</text:p>
          </table:table-cell>
          <table:table-cell table:style-name="ce14" office:value-type="float" office:value="4.44439" calcext:value-type="float">
            <text:p>4,44439</text:p>
          </table:table-cell>
          <table:table-cell office:value-type="string" calcext:value-type="string">
            <text:p>12.015482</text:p>
          </table:table-cell>
          <table:table-cell office:value-type="float" office:value="4.254477" calcext:value-type="float">
            <text:p>4,254477</text:p>
          </table:table-cell>
          <table:table-cell office:value-type="float" office:value="3.656034" calcext:value-type="float">
            <text:p>3,656034</text:p>
          </table:table-cell>
          <table:table-cell office:value-type="float" office:value="3.750639" calcext:value-type="float">
            <text:p>3,750639</text:p>
          </table:table-cell>
          <table:table-cell office:value-type="float" office:value="11.705274" calcext:value-type="float">
            <text:p>11,705274</text:p>
          </table:table-cell>
          <table:table-cell table:style-name="ce7" office:value-type="string" calcext:value-type="string">
            <text:p>3.648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6])" office:value-type="float" office:value="13.8056596666667" calcext:value-type="float">
            <text:p>13,8056596666667</text:p>
          </table:table-cell>
          <table:table-cell table:formula="of:=AVERAGE([.C4:.C6])" office:value-type="float" office:value="5.06131666666667" calcext:value-type="float">
            <text:p>5,0613166666667</text:p>
          </table:table-cell>
          <table:table-cell table:formula="of:=AVERAGE([.D4:.D6])" office:value-type="float" office:value="4.32888" calcext:value-type="float">
            <text:p>4,32888</text:p>
          </table:table-cell>
          <table:table-cell table:formula="of:=AVERAGE([.E4:.E6])" office:value-type="float" office:value="13.846113" calcext:value-type="float">
            <text:p>13,846113</text:p>
          </table:table-cell>
          <table:table-cell table:formula="of:=AVERAGE([.F4:.F6])" office:value-type="float" office:value="4.337568" calcext:value-type="float">
            <text:p>4,337568</text:p>
          </table:table-cell>
          <table:table-cell table:formula="of:=AVERAGE([.G4:.G6])" office:value-type="float" office:value="4.44730666666667" calcext:value-type="float">
            <text:p>4,4473066666667</text:p>
          </table:table-cell>
          <table:table-cell table:style-name="ce7" table:formula="of:=AVERAGE([.H4:.H6])" office:value-type="string" office:string-value="" calcext:value-type="error">
            <text:p>#DIV/0!</text:p>
          </table:table-cell>
          <table:table-cell table:formula="of:=AVERAGE([.I4:.I6])" office:value-type="float" office:value="4.27391533333333" calcext:value-type="float">
            <text:p>4,2739153333333</text:p>
          </table:table-cell>
          <table:table-cell table:formula="of:=AVERAGE([.J4:.J6])" office:value-type="float" office:value="3.65353066666667" calcext:value-type="float">
            <text:p>3,6535306666667</text:p>
          </table:table-cell>
          <table:table-cell table:formula="of:=AVERAGE([.K4:.K6])" office:value-type="float" office:value="3.75368566666667" calcext:value-type="float">
            <text:p>3,7536856666667</text:p>
          </table:table-cell>
          <table:table-cell table:formula="of:=AVERAGE([.L4:.L6])" office:value-type="float" office:value="11.693866" calcext:value-type="float">
            <text:p>11,693866</text:p>
          </table:table-cell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Mflops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.452087" calcext:value-type="float">
            <text:p>560,452087</text:p>
          </table:table-cell>
          <table:table-cell table:style-name="ce14" office:value-type="float" office:value="1568.02" calcext:value-type="float">
            <text:p>1568,02</text:p>
          </table:table-cell>
          <table:table-cell table:style-name="ce14" office:value-type="float" office:value="757.994" calcext:value-type="float">
            <text:p>757,994</text:p>
          </table:table-cell>
          <table:table-cell office:value-type="float" office:value="556.865967" calcext:value-type="float">
            <text:p>556,865967</text:p>
          </table:table-cell>
          <table:table-cell office:value-type="float" office:value="756.990601" calcext:value-type="float">
            <text:p>756,990601</text:p>
          </table:table-cell>
          <table:table-cell table:style-name="ce14" office:value-type="float" office:value="0.06382" calcext:value-type="float">
            <text:p>0,06382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.665161" calcext:value-type="float">
            <text:p>560,665161</text:p>
          </table:table-cell>
          <table:table-cell table:style-name="ce14" office:value-type="float" office:value="1558.68" calcext:value-type="float">
            <text:p>1558,68</text:p>
          </table:table-cell>
          <table:table-cell table:style-name="ce14" office:value-type="float" office:value="761.25" calcext:value-type="float">
            <text:p>761,25</text:p>
          </table:table-cell>
          <table:table-cell office:value-type="float" office:value="558.155823" calcext:value-type="float">
            <text:p>558,155823</text:p>
          </table:table-cell>
          <table:table-cell office:value-type="float" office:value="756.3526" calcext:value-type="float">
            <text:p>756,3526</text:p>
          </table:table-cell>
          <table:table-cell table:style-name="ce14" office:value-type="float" office:value="0.06341" calcext:value-type="float">
            <text:p>0,0634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.51239" calcext:value-type="float">
            <text:p>558,51239</text:p>
          </table:table-cell>
          <table:table-cell table:style-name="ce14" office:value-type="float" office:value="1573.64" calcext:value-type="float">
            <text:p>1573,64</text:p>
          </table:table-cell>
          <table:table-cell table:style-name="ce14" office:value-type="float" office:value="759.2" calcext:value-type="float">
            <text:p>759,2</text:p>
          </table:table-cell>
          <table:table-cell office:value-type="float" office:value="558.423218" calcext:value-type="float">
            <text:p>558,423218</text:p>
          </table:table-cell>
          <table:table-cell office:value-type="float" office:value="757.4532" calcext:value-type="float">
            <text:p>757,4532</text:p>
          </table:table-cell>
          <table:table-cell table:style-name="ce14" office:value-type="float" office:value="0.06362" calcext:value-type="float">
            <text:p>0,06362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9:.B11])" office:value-type="float" office:value="559.876546" calcext:value-type="float">
            <text:p>559,876546</text:p>
          </table:table-cell>
          <table:table-cell table:formula="of:=AVERAGE([.C9:.C11])" office:value-type="float" office:value="1566.78" calcext:value-type="float">
            <text:p>1566,78</text:p>
          </table:table-cell>
          <table:table-cell table:formula="of:=AVERAGE([.D9:.D11])" office:value-type="float" office:value="759.481333333333" calcext:value-type="float">
            <text:p>759,481333333333</text:p>
          </table:table-cell>
          <table:table-cell table:formula="of:=AVERAGE([.E9:.E11])" office:value-type="float" office:value="557.815002666667" calcext:value-type="float">
            <text:p>557,815002666667</text:p>
          </table:table-cell>
          <table:table-cell table:formula="of:=AVERAGE([.F9:.F11])" office:value-type="float" office:value="756.932133666667" calcext:value-type="float">
            <text:p>756,932133666667</text:p>
          </table:table-cell>
          <table:table-cell table:formula="of:=AVERAGE([.G9:.G11])" office:value-type="float" office:value="0.0636166666666667" calcext:value-type="float">
            <text:p>0,0636166666667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L2 cache miss rat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.1404507" calcext:value-type="float">
            <text:p>1,40E-01</text:p>
          </table:table-cell>
          <table:table-cell table:style-name="ce14" office:value-type="string" calcext:value-type="string">
            <text:p>3,92E−01</text:p>
          </table:table-cell>
          <table:table-cell table:style-name="ce17" office:value-type="string" calcext:value-type="string">
            <text:p>5,10E−01</text:p>
          </table:table-cell>
          <table:table-cell table:style-name="ce8" office:value-type="float" office:value="0.1446279" calcext:value-type="float">
            <text:p>1,45E-01</text:p>
          </table:table-cell>
          <table:table-cell table:style-name="ce8" office:value-type="float" office:value="0.5114427" calcext:value-type="float">
            <text:p>5,11E-01</text:p>
          </table:table-cell>
          <table:table-cell table:style-name="ce14" office:value-type="string" calcext:value-type="string">
            <text:p>5,17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1437703" calcext:value-type="float">
            <text:p>1,44E-01</text:p>
          </table:table-cell>
          <table:table-cell table:style-name="ce14" office:value-type="string" calcext:value-type="string">
            <text:p>3,90E−01</text:p>
          </table:table-cell>
          <table:table-cell table:style-name="ce17" office:value-type="string" calcext:value-type="string">
            <text:p>5,06E−01</text:p>
          </table:table-cell>
          <table:table-cell table:style-name="ce8" office:value-type="float" office:value="0.1404324" calcext:value-type="float">
            <text:p>1,40E-01</text:p>
          </table:table-cell>
          <table:table-cell table:style-name="ce8" office:value-type="float" office:value="0.5097175" calcext:value-type="float">
            <text:p>5,10E-01</text:p>
          </table:table-cell>
          <table:table-cell table:style-name="ce14" office:value-type="string" calcext:value-type="string">
            <text:p>5,18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462358" calcext:value-type="float">
            <text:p>1,46E-01</text:p>
          </table:table-cell>
          <table:table-cell table:style-name="ce14" office:value-type="string" calcext:value-type="string">
            <text:p>3,95E−01</text:p>
          </table:table-cell>
          <table:table-cell table:style-name="ce17" office:value-type="string" calcext:value-type="string">
            <text:p>5,07E−01</text:p>
          </table:table-cell>
          <table:table-cell table:style-name="ce8" office:value-type="float" office:value="0.1448069" calcext:value-type="float">
            <text:p>1,45E-01</text:p>
          </table:table-cell>
          <table:table-cell table:style-name="ce8" office:value-type="float" office:value="0.5075206" calcext:value-type="float">
            <text:p>5,08E-01</text:p>
          </table:table-cell>
          <table:table-cell table:style-name="ce14" office:value-type="string" calcext:value-type="string">
            <text:p>5,17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14:.B16])" office:value-type="float" office:value="0.1434856" calcext:value-type="float">
            <text:p>1,43E-001</text:p>
          </table:table-cell>
          <table:table-cell table:style-name="ce9" table:formula="of:=AVERAGE([.C14:.C16])" office:value-type="string" office:string-value="" calcext:value-type="error">
            <text:p>#DIV/0!</text:p>
          </table:table-cell>
          <table:table-cell table:style-name="ce9" table:formula="of:=AVERAGE([.D14:.D16])" office:value-type="string" office:string-value="" calcext:value-type="error">
            <text:p>#DIV/0!</text:p>
          </table:table-cell>
          <table:table-cell table:style-name="ce9" table:formula="of:=AVERAGE([.E14:.E16])" office:value-type="float" office:value="0.143289066666667" calcext:value-type="float">
            <text:p>1,43E-001</text:p>
          </table:table-cell>
          <table:table-cell table:style-name="ce9" table:formula="of:=AVERAGE([.F14:.F16])" office:value-type="float" office:value="0.509560266666667" calcext:value-type="float">
            <text:p>5,10E-001</text:p>
          </table:table-cell>
          <table:table-cell table:style-name="ce9" table:formula="of:=AVERAGE([.G14:.G16])" office:value-type="string" office:string-value="" calcext:value-type="error">
            <text:p>#DIV/0!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L3 cache miss rat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.1404507" calcext:value-type="float">
            <text:p>1,40E-01</text:p>
          </table:table-cell>
          <table:table-cell table:style-name="ce14" office:value-type="string" calcext:value-type="string">
            <text:p>8,57E−02</text:p>
          </table:table-cell>
          <table:table-cell table:style-name="ce14" office:value-type="string" calcext:value-type="string">
            <text:p>1,08E−01</text:p>
          </table:table-cell>
          <table:table-cell table:style-name="ce8" office:value-type="float" office:value="0.1162864" calcext:value-type="float">
            <text:p>1,16E-01</text:p>
          </table:table-cell>
          <table:table-cell table:style-name="ce8" office:value-type="float" office:value="0.1084619" calcext:value-type="float">
            <text:p>1,08E-01</text:p>
          </table:table-cell>
          <table:table-cell table:style-name="ce14" office:value-type="string" calcext:value-type="string">
            <text:p>1,61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1144226" calcext:value-type="float">
            <text:p>1,14E-01</text:p>
          </table:table-cell>
          <table:table-cell table:style-name="ce14" office:value-type="string" calcext:value-type="string">
            <text:p>8,43E−02</text:p>
          </table:table-cell>
          <table:table-cell table:style-name="ce14" office:value-type="string" calcext:value-type="string">
            <text:p>1,07E−01</text:p>
          </table:table-cell>
          <table:table-cell table:style-name="ce8" office:value-type="float" office:value="0.114043" calcext:value-type="float">
            <text:p>1,14E-01</text:p>
          </table:table-cell>
          <table:table-cell table:style-name="ce8" office:value-type="float" office:value="0.1072952" calcext:value-type="float">
            <text:p>1,07E-01</text:p>
          </table:table-cell>
          <table:table-cell table:style-name="ce14" office:value-type="string" calcext:value-type="string">
            <text:p>1,58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1162314" calcext:value-type="float">
            <text:p>1,16E-01</text:p>
          </table:table-cell>
          <table:table-cell table:style-name="ce14" office:value-type="string" calcext:value-type="string">
            <text:p>8,69E−02</text:p>
          </table:table-cell>
          <table:table-cell table:style-name="ce14" office:value-type="string" calcext:value-type="string">
            <text:p>1,06E−01</text:p>
          </table:table-cell>
          <table:table-cell table:style-name="ce8" office:value-type="float" office:value="0.1161674" calcext:value-type="float">
            <text:p>1,16E-01</text:p>
          </table:table-cell>
          <table:table-cell table:style-name="ce8" office:value-type="float" office:value="0.1066572" calcext:value-type="float">
            <text:p>1,07E-01</text:p>
          </table:table-cell>
          <table:table-cell table:style-name="ce14" office:value-type="string" calcext:value-type="string">
            <text:p>1,57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9" table:formula="of:=AVERAGE([.B19:.B21])" office:value-type="float" office:value="0.123701566666667" calcext:value-type="float">
            <text:p>1,24E-001</text:p>
          </table:table-cell>
          <table:table-cell table:style-name="ce9" table:formula="of:=AVERAGE([.C19:.C21])" office:value-type="string" office:string-value="" calcext:value-type="error">
            <text:p>#DIV/0!</text:p>
          </table:table-cell>
          <table:table-cell table:style-name="ce9" table:formula="of:=AVERAGE([.D19:.D21])" office:value-type="string" office:string-value="" calcext:value-type="error">
            <text:p>#DIV/0!</text:p>
          </table:table-cell>
          <table:table-cell table:style-name="ce9" table:formula="of:=AVERAGE([.E19:.E21])" office:value-type="float" office:value="0.115498933333333" calcext:value-type="float">
            <text:p>1,15E-001</text:p>
          </table:table-cell>
          <table:table-cell table:style-name="ce9" table:formula="of:=AVERAGE([.F19:.F21])" office:value-type="float" office:value="0.107471433333333" calcext:value-type="float">
            <text:p>1,07E-001</text:p>
          </table:table-cell>
          <table:table-cell table:style-name="ce9" table:formula="of:=AVERAGE([.G19:.G21])" office:value-type="string" office:string-value="" calcext:value-type="error">
            <text:p>#DIV/0!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tjunc,dat</text:p>
          </table:table-cell>
          <table:table-cell table:style-name="ce10"/>
          <table:table-cell table:style-name="ce16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8871" calcext:value-type="float">
            <text:p>0,298871</text:p>
          </table:table-cell>
          <table:table-cell table:style-name="ce14" office:value-type="float" office:value="0.09351" calcext:value-type="float">
            <text:p>0,09351</text:p>
          </table:table-cell>
          <table:table-cell table:style-name="ce14" office:value-type="float" office:value="0.07358" calcext:value-type="float">
            <text:p>0,07358</text:p>
          </table:table-cell>
          <table:table-cell office:value-type="float" office:value="0.299291" calcext:value-type="float">
            <text:p>0,299291</text:p>
          </table:table-cell>
          <table:table-cell office:value-type="float" office:value="0.073729" calcext:value-type="float">
            <text:p>0,073729</text:p>
          </table:table-cell>
          <table:table-cell table:style-name="ce14" office:value-type="float" office:value="0.07571" calcext:value-type="float">
            <text:p>0,07571</text:p>
          </table:table-cell>
          <table:table-cell office:value-type="string" calcext:value-type="string">
            <text:p>0.254378</text:p>
          </table:table-cell>
          <table:table-cell office:value-type="float" office:value="0.079254" calcext:value-type="float">
            <text:p>0,079254</text:p>
          </table:table-cell>
          <table:table-cell office:value-type="float" office:value="0.062312" calcext:value-type="float">
            <text:p>0,062312</text:p>
          </table:table-cell>
          <table:table-cell office:value-type="float" office:value="0.064143" calcext:value-type="float">
            <text:p>0,064143</text:p>
          </table:table-cell>
          <table:table-cell office:value-type="float" office:value="0.254495" calcext:value-type="float">
            <text:p>0,254495</text:p>
          </table:table-cell>
          <table:table-cell table:style-name="ce7" office:value-type="string" calcext:value-type="string">
            <text:p>0.06249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9023" calcext:value-type="float">
            <text:p>0,299023</text:p>
          </table:table-cell>
          <table:table-cell table:style-name="ce14" office:value-type="float" office:value="0.09332" calcext:value-type="float">
            <text:p>0,09332</text:p>
          </table:table-cell>
          <table:table-cell table:style-name="ce14" office:value-type="float" office:value="0.07347" calcext:value-type="float">
            <text:p>0,07347</text:p>
          </table:table-cell>
          <table:table-cell table:style-name="ce15" office:value-type="float" office:value="0.298634" calcext:value-type="float">
            <text:p>0,298634</text:p>
          </table:table-cell>
          <table:table-cell office:value-type="float" office:value="0.073916" calcext:value-type="float">
            <text:p>0,073916</text:p>
          </table:table-cell>
          <table:table-cell table:style-name="ce14" office:value-type="float" office:value="0.07543" calcext:value-type="float">
            <text:p>0,07543</text:p>
          </table:table-cell>
          <table:table-cell office:value-type="string" calcext:value-type="string">
            <text:p>0.254069</text:p>
          </table:table-cell>
          <table:table-cell office:value-type="float" office:value="0.079063" calcext:value-type="float">
            <text:p>0,079063</text:p>
          </table:table-cell>
          <table:table-cell office:value-type="float" office:value="0.062144" calcext:value-type="float">
            <text:p>0,062144</text:p>
          </table:table-cell>
          <table:table-cell office:value-type="float" office:value="0.063785" calcext:value-type="float">
            <text:p>0,063785</text:p>
          </table:table-cell>
          <table:table-cell office:value-type="float" office:value="0.253993" calcext:value-type="float">
            <text:p>0,253993</text:p>
          </table:table-cell>
          <table:table-cell table:style-name="ce7" office:value-type="string" calcext:value-type="string">
            <text:p>0.06223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9185" calcext:value-type="float">
            <text:p>0,299185</text:p>
          </table:table-cell>
          <table:table-cell table:style-name="ce14" office:value-type="float" office:value="0.09347" calcext:value-type="float">
            <text:p>0,09347</text:p>
          </table:table-cell>
          <table:table-cell table:style-name="ce14" office:value-type="float" office:value="0.07382" calcext:value-type="float">
            <text:p>0,07382</text:p>
          </table:table-cell>
          <table:table-cell office:value-type="float" office:value="0.2993" calcext:value-type="float">
            <text:p>0,2993</text:p>
          </table:table-cell>
          <table:table-cell office:value-type="float" office:value="0.073572" calcext:value-type="float">
            <text:p>0,073572</text:p>
          </table:table-cell>
          <table:table-cell table:style-name="ce14" office:value-type="float" office:value="0.07536" calcext:value-type="float">
            <text:p>0,07536</text:p>
          </table:table-cell>
          <table:table-cell office:value-type="string" calcext:value-type="string">
            <text:p>0.254460</text:p>
          </table:table-cell>
          <table:table-cell office:value-type="float" office:value="0.079194" calcext:value-type="float">
            <text:p>0,079194</text:p>
          </table:table-cell>
          <table:table-cell office:value-type="float" office:value="0.062473" calcext:value-type="float">
            <text:p>0,062473</text:p>
          </table:table-cell>
          <table:table-cell office:value-type="float" office:value="0.063776" calcext:value-type="float">
            <text:p>0,063776</text:p>
          </table:table-cell>
          <table:table-cell office:value-type="float" office:value="0.25401" calcext:value-type="float">
            <text:p>0,25401</text:p>
          </table:table-cell>
          <table:table-cell table:style-name="ce7" office:value-type="string" calcext:value-type="string">
            <text:p>0.062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Mflops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.474304" calcext:value-type="float">
            <text:p>585,474304</text:p>
          </table:table-cell>
          <table:table-cell table:style-name="ce14" office:value-type="float" office:value="1908.53" calcext:value-type="float">
            <text:p>1908,53</text:p>
          </table:table-cell>
          <table:table-cell table:style-name="ce14" office:value-type="float" office:value="997.673" calcext:value-type="float">
            <text:p>997,673</text:p>
          </table:table-cell>
          <table:table-cell office:value-type="float" office:value="584.621704" calcext:value-type="float">
            <text:p>584,621704</text:p>
          </table:table-cell>
          <table:table-cell office:value-type="float" office:value="995.014038" calcext:value-type="float">
            <text:p>995,014038</text:p>
          </table:table-cell>
          <table:table-cell table:style-name="ce14" office:value-type="float" office:value="1.10703" calcext:value-type="float">
            <text:p>1,10703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4.928589" calcext:value-type="float">
            <text:p>584,928589</text:p>
          </table:table-cell>
          <table:table-cell table:style-name="ce14" office:value-type="float" office:value="1912.37" calcext:value-type="float">
            <text:p>1912,37</text:p>
          </table:table-cell>
          <table:table-cell table:style-name="ce14" office:value-type="float" office:value="1001.01" calcext:value-type="float">
            <text:p>1001,01</text:p>
          </table:table-cell>
          <table:table-cell office:value-type="float" office:value="586.080261" calcext:value-type="float">
            <text:p>586,080261</text:p>
          </table:table-cell>
          <table:table-cell office:value-type="float" office:value="998.505188" calcext:value-type="float">
            <text:p>998,505188</text:p>
          </table:table-cell>
          <table:table-cell table:style-name="ce14" office:value-type="float" office:value="1.04354" calcext:value-type="float">
            <text:p>1,04354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325867" calcext:value-type="float">
            <text:p>585,325867</text:p>
          </table:table-cell>
          <table:table-cell table:style-name="ce14" office:value-type="float" office:value="1909.62" calcext:value-type="float">
            <text:p>1909,62</text:p>
          </table:table-cell>
          <table:table-cell table:style-name="ce14" office:value-type="float" office:value="995.408" calcext:value-type="float">
            <text:p>995,408</text:p>
          </table:table-cell>
          <table:table-cell office:value-type="float" office:value="585.339661" calcext:value-type="float">
            <text:p>585,339661</text:p>
          </table:table-cell>
          <table:table-cell office:value-type="float" office:value="999.781494" calcext:value-type="float">
            <text:p>999,781494</text:p>
          </table:table-cell>
          <table:table-cell table:style-name="ce14" office:value-type="float" office:value="1.08198" calcext:value-type="float">
            <text:p>1,08198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L2 cache miss rat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.06964533" calcext:value-type="float">
            <text:p>6,96E-02</text:p>
          </table:table-cell>
          <table:table-cell table:style-name="ce14" office:value-type="string" calcext:value-type="string">
            <text:p>2,30E−01</text:p>
          </table:table-cell>
          <table:table-cell table:style-name="ce14" office:value-type="string" calcext:value-type="string">
            <text:p>3,82E−01</text:p>
          </table:table-cell>
          <table:table-cell table:style-name="ce8" office:value-type="float" office:value="0.07158562" calcext:value-type="float">
            <text:p>7,16E-02</text:p>
          </table:table-cell>
          <table:table-cell table:style-name="ce8" office:value-type="float" office:value="0.3853779" calcext:value-type="float">
            <text:p>3,85E-01</text:p>
          </table:table-cell>
          <table:table-cell table:style-name="ce14" office:value-type="string" calcext:value-type="string">
            <text:p>4,24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0687271" calcext:value-type="float">
            <text:p>6,87E-02</text:p>
          </table:table-cell>
          <table:table-cell table:style-name="ce14" office:value-type="string" calcext:value-type="string">
            <text:p>2,22E−01</text:p>
          </table:table-cell>
          <table:table-cell table:style-name="ce14" office:value-type="string" calcext:value-type="string">
            <text:p>3,83E−01</text:p>
          </table:table-cell>
          <table:table-cell table:style-name="ce8" office:value-type="float" office:value="0.06717453" calcext:value-type="float">
            <text:p>6,72E-02</text:p>
          </table:table-cell>
          <table:table-cell table:style-name="ce8" office:value-type="float" office:value="0.3825284" calcext:value-type="float">
            <text:p>3,83E-01</text:p>
          </table:table-cell>
          <table:table-cell table:style-name="ce14" office:value-type="string" calcext:value-type="string">
            <text:p>4,17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06674975" calcext:value-type="float">
            <text:p>6,67E-02</text:p>
          </table:table-cell>
          <table:table-cell table:style-name="ce14" office:value-type="string" calcext:value-type="string">
            <text:p>2,20E−01</text:p>
          </table:table-cell>
          <table:table-cell table:style-name="ce14" office:value-type="string" calcext:value-type="string">
            <text:p>3,82E−01</text:p>
          </table:table-cell>
          <table:table-cell table:style-name="ce8" office:value-type="float" office:value="0.06668621" calcext:value-type="float">
            <text:p>6,67E-02</text:p>
          </table:table-cell>
          <table:table-cell table:style-name="ce8" office:value-type="float" office:value="0.3840809" calcext:value-type="float">
            <text:p>3,84E-01</text:p>
          </table:table-cell>
          <table:table-cell table:style-name="ce14" office:value-type="string" calcext:value-type="string">
            <text:p>4,09E−01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table:style-name="ce2" office:value-type="string" calcext:value-type="string">
            <text:p>L3 cache miss rate</text:p>
          </table:table-cell>
          <table:table-cell/>
          <table:table-cell table:style-name="ce15" table:number-columns-repeated="2"/>
          <table:table-cell table:number-columns-repeated="2"/>
          <table:table-cell table:style-name="ce15"/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0.00004976739" calcext:value-type="float">
            <text:p>4,98E-05</text:p>
          </table:table-cell>
          <table:table-cell table:style-name="ce14" office:value-type="string" calcext:value-type="string">
            <text:p>2,34E−05</text:p>
          </table:table-cell>
          <table:table-cell table:style-name="ce14" office:value-type="string" calcext:value-type="string">
            <text:p>2,68E−05</text:p>
          </table:table-cell>
          <table:table-cell table:style-name="ce8" office:value-type="float" office:value="0.00005247373" calcext:value-type="float">
            <text:p>5,25E-05</text:p>
          </table:table-cell>
          <table:table-cell table:style-name="ce8" office:value-type="float" office:value="0.00002206562" calcext:value-type="float">
            <text:p>2,21E-05</text:p>
          </table:table-cell>
          <table:table-cell table:style-name="ce14" office:value-type="string" calcext:value-type="string">
            <text:p>1,89E−05</text:p>
          </table:table-cell>
          <table:table-cell table:number-columns-repeated="5"/>
          <table:table-cell table:style-name="ce7"/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float" office:value="0.00002326549" calcext:value-type="float">
            <text:p>2,33E-05</text:p>
          </table:table-cell>
          <table:table-cell table:style-name="ce14" office:value-type="string" calcext:value-type="string">
            <text:p>1,62E−05</text:p>
          </table:table-cell>
          <table:table-cell table:style-name="ce14" office:value-type="string" calcext:value-type="string">
            <text:p>1,10E−05</text:p>
          </table:table-cell>
          <table:table-cell table:style-name="ce8" office:value-type="float" office:value="0.00002893729" calcext:value-type="float">
            <text:p>2,89E-05</text:p>
          </table:table-cell>
          <table:table-cell table:style-name="ce8" office:value-type="float" office:value="0.00001263467" calcext:value-type="float">
            <text:p>1,26E-05</text:p>
          </table:table-cell>
          <table:table-cell table:style-name="ce14" office:value-type="string" calcext:value-type="string">
            <text:p>1,15E−0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float" office:value="0.00002558258" calcext:value-type="float">
            <text:p>2,56E-05</text:p>
          </table:table-cell>
          <table:table-cell table:style-name="ce14" office:value-type="string" calcext:value-type="string">
            <text:p>1,15E−05</text:p>
          </table:table-cell>
          <table:table-cell table:style-name="ce14" office:value-type="string" calcext:value-type="string">
            <text:p>1,07E−05</text:p>
          </table:table-cell>
          <table:table-cell table:style-name="ce8" office:value-type="float" office:value="0.0000118854" calcext:value-type="float">
            <text:p>1,19E-05</text:p>
          </table:table-cell>
          <table:table-cell table:style-name="ce8" office:value-type="float" office:value="0.000006652684" calcext:value-type="float">
            <text:p>6,65E-06</text:p>
          </table:table-cell>
          <table:table-cell table:style-name="ce14" office:value-type="string" calcext:value-type="string">
            <text:p>6,63E−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/>
          <table:table-cell table:style-name="ce11" office:value-type="string" calcext:value-type="string">
            <text:p>T(text)</text:p>
          </table:table-cell>
          <table:table-cell table:style-name="ce11" office:value-type="string" calcext:value-type="string">
            <text:p>T(bin)</text:p>
          </table:table-cell>
          <table:table-cell table:style-name="ce11" office:value-type="string" calcext:value-type="string">
            <text:p>T(bin) / T(text)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ojack,dat</text:p>
          </table:table-cell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1.616624" calcext:value-type="float">
            <text:p>1,61662</text:p>
          </table:table-cell>
          <table:table-cell table:style-name="ce12" office:value-type="float" office:value="0.040608" calcext:value-type="float">
            <text:p>0,04061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1.619001" calcext:value-type="float">
            <text:p>1,61900</text:p>
          </table:table-cell>
          <table:table-cell table:style-name="ce12" office:value-type="float" office:value="0.041711" calcext:value-type="float">
            <text:p>0,04171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1.617975" calcext:value-type="float">
            <text:p>1,61798</text:p>
          </table:table-cell>
          <table:table-cell table:style-name="ce12" office:value-type="float" office:value="0.040275" calcext:value-type="float">
            <text:p>0,04028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2" table:formula="of:=AVERAGE([.B48:.B50])" office:value-type="float" office:value="1.61786666666667" calcext:value-type="float">
            <text:p>1,61787</text:p>
          </table:table-cell>
          <table:table-cell table:style-name="ce12" table:formula="of:=AVERAGE([.C48:.C50])" office:value-type="float" office:value="0.0408646666666667" calcext:value-type="float">
            <text:p>0,04086</text:p>
          </table:table-cell>
          <table:table-cell table:style-name="ce13" table:formula="of:=[.C51]/[.B51]" office:value-type="percentage" office:value="0.0252583649250041" calcext:value-type="percentage">
            <text:p>2,53%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junc,dat</text:p>
          </table:table-cell>
          <table:table-cell table:style-name="ce12" table:number-columns-repeated="2"/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float" office:value="0.074612" calcext:value-type="float">
            <text:p>0,07461</text:p>
          </table:table-cell>
          <table:table-cell table:style-name="ce12" office:value-type="float" office:value="0.002668" calcext:value-type="float">
            <text:p>0,00267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float" office:value="0.074885" calcext:value-type="float">
            <text:p>0,07489</text:p>
          </table:table-cell>
          <table:table-cell table:style-name="ce12" office:value-type="float" office:value="0.002431" calcext:value-type="float">
            <text:p>0,00243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float" office:value="0.074333" calcext:value-type="float">
            <text:p>0,07433</text:p>
          </table:table-cell>
          <table:table-cell table:style-name="ce12" office:value-type="float" office:value="0.002385" calcext:value-type="float">
            <text:p>0,00239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2" table:formula="of:=AVERAGE([.B53:.B55])" office:value-type="float" office:value="0.07461" calcext:value-type="float">
            <text:p>0,07461</text:p>
          </table:table-cell>
          <table:table-cell table:style-name="ce12" table:formula="of:=AVERAGE([.C53:.C55])" office:value-type="float" office:value="0.00249466666666667" calcext:value-type="float">
            <text:p>0,00249</text:p>
          </table:table-cell>
          <table:table-cell table:style-name="ce13" table:formula="of:=[.C56]/[.B56]" office:value-type="percentage" office:value="0.0334360898896484" calcext:value-type="percentage">
            <text:p>3,34%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/>
          <table:table-cell table:style-name="ce11" office:value-type="string" calcext:value-type="string">
            <text:p>cojack</text:p>
          </table:table-cell>
          <table:table-cell table:style-name="ce11" office:value-type="string" calcext:value-type="string">
            <text:p>pent</text:p>
          </table:table-cell>
          <table:table-cell table:style-name="ce11" office:value-type="string" calcext:value-type="string">
            <text:p>tjunc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ize_text [B]</text:p>
          </table:table-cell>
          <table:table-cell table:style-name="ce11" office:value-type="float" office:value="75058440" calcext:value-type="float">
            <text:p>75058440</text:p>
          </table:table-cell>
          <table:table-cell table:style-name="ce11" office:value-type="float" office:value="30636050" calcext:value-type="float">
            <text:p>30636050</text:p>
          </table:table-cell>
          <table:table-cell table:style-name="ce11" office:value-type="float" office:value="2882967" calcext:value-type="float">
            <text:p>2882967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ize_bin [B]</text:p>
          </table:table-cell>
          <table:table-cell table:style-name="ce11" office:value-type="float" office:value="30666672" calcext:value-type="float">
            <text:p>30666672</text:p>
          </table:table-cell>
          <table:table-cell table:style-name="ce11" office:value-type="float" office:value="10587472" calcext:value-type="float">
            <text:p>10587472</text:p>
          </table:table-cell>
          <table:table-cell table:style-name="ce11" office:value-type="float" office:value="1552200" calcext:value-type="float">
            <text:p>15522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ize_bin / size_text</text:p>
          </table:table-cell>
          <table:table-cell table:style-name="ce13" table:formula="of:=[.B61]/[.B60]" office:value-type="percentage" office:value="0.408570601787087" calcext:value-type="percentage">
            <text:p>40,86%</text:p>
          </table:table-cell>
          <table:table-cell table:style-name="ce13" table:formula="of:=[.C61]/[.C60]" office:value-type="percentage" office:value="0.345588677391504" calcext:value-type="percentage">
            <text:p>34,56%</text:p>
          </table:table-cell>
          <table:table-cell table:style-name="ce13" table:formula="of:=[.D61]/[.D60]" office:value-type="percentage" office:value="0.538403665390551" calcext:value-type="percentage">
            <text:p>53,84%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01:23:31.488825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02:24:36.583894169</dc:date>
    <dc:title>Tables</dc:title>
    <meta:creation-date>2014-10-28T14:41:51Z</meta:creation-date>
    <meta:editing-cycles>16</meta:editing-cycles>
    <meta:editing-duration>PT2H23M55S</meta:editing-duration>
    <meta:generator>LibreOffice/4.2.6.3$Linux_x86 LibreOffice_project/420m0$Build-3</meta:generator>
    <meta:initial-creator>Yunqing Dong</meta:initial-creator>
    <meta:document-statistic meta:table-count="1" meta:cell-count="309" meta:object-count="0"/>
  </office:meta>
</office:document-meta>
</file>